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35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1.7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color="#ddddd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c5e0b4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ddebf7" style:text-align-source="fix" style:repeat-content="false" fo:wrap-option="wrap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b4c7e7" style:text-align-source="fix" style:repeat-content="false" fo:wrap-option="wrap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dae3f3" style:text-align-source="fix" style:repeat-content="false" fo:wrap-option="wrap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#dae3f3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14" style:family="table-cell" style:parent-style-name="Is0" style:data-style-name="N0">
      <style:table-cell-properties fo:background-color="#b4c7dc" style:cell-protect="protected" style:print-content="true" style:text-align-source="fix" style:repeat-content="false" fo:border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15" style:family="table-cell" style:parent-style-name="Default" style:data-style-name="N0">
      <style:table-cell-properties fo:border-bottom="none" fo:background-color="#b4c7e7" style:text-align-source="fix" style:repeat-content="false" fo:wrap-option="wrap" fo:border-left="none" fo:border-right="none" fo:border-top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23" style:family="table-cell" style:parent-style-name="Default" style:data-style-name="N0">
      <style:table-cell-properties fo:border-bottom="none" fo:background-color="#dae3f3" style:text-align-source="fix" style:repeat-content="false" fo:wrap-option="wrap" fo:border-left="none" fo:border-right="none" fo:border-top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24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7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07" table:default-cell-style-name="ce3"/>
        <table:table-column table:style-name="co5" table:number-columns-repeated="5" table:default-cell-style-name="ce3"/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5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4" office:value-type="string" calcext:value-type="string" table:number-columns-spanned="9" table:number-rows-spanned="1">
            <text:p>Input</text:p>
          </table:table-cell>
          <table:covered-table-cell table:number-columns-repeated="8"/>
          <table:table-cell table:style-name="ce4" office:value-type="string" calcext:value-type="string">
            <text:p>Output</text:p>
          </table:table-cell>
          <table:table-cell/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(Interrupt)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string" calcext:value-type="string">
            <text:p>x</text:p>
          </table:table-cell>
          <table:table-cell table:style-name="ce5" office:value-type="string" calcext:value-type="string">
            <text:p>0x0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JMP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string" calcext:value-type="string">
            <text:p>x</text:p>
          </table:table-cell>
          <table:table-cell table:style-name="ce8" office:value-type="string" calcext:value-type="string">
            <text:p>0x0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AL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string" calcext:value-type="string">
            <text:p>x</text:p>
          </table:table-cell>
          <table:table-cell table:style-name="ce10" office:value-type="string" calcext:value-type="string">
            <text:p>0x0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IF[S/R]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string" calcext:value-type="string">
            <text:p>x</text:p>
          </table:table-cell>
          <table:table-cell table:style-name="ce8" office:value-type="string" calcext:value-type="string">
            <text:p>0x0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IF[S/R]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0x0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(Reserved = NOP)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string" calcext:value-type="string">
            <text:p>0x1e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(Reserved = NOP)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0" office:value-type="string" calcext:value-type="string">
            <text:p>0x1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RTR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0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RTRNI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0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POP[A/B]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0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USH[A/B]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0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GROW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09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SHRINK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0a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STL[A/B]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0b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STS[A/B]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0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POPM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0x0d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USHM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10" office:value-type="string" calcext:value-type="string">
            <text:p>0x0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OMPB(C)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8" office:value-type="string" calcext:value-type="string">
            <text:p>0x0f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ADDLB(C)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0x1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DD(LA)(C)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0x1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SUB(L)(C)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0" office:value-type="string" calcext:value-type="string">
            <text:p>0x1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[AND/OR/XOR](L)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8" office:value-type="string" calcext:value-type="string">
            <text:p>0x1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SHFT[R/L](L)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10" office:value-type="string" calcext:value-type="string">
            <text:p>0x1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NOTA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1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(Reserved = NOP)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1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SV[A/B]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8" office:value-type="string" calcext:value-type="string">
            <text:p>0x1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LD[A/B]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0" office:value-type="string" calcext:value-type="string">
            <text:p>0x1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SVD[P/R]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0x1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LDD[P/R]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0" office:value-type="string" calcext:value-type="string">
            <text:p>0x1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(Reserved = NOP)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1e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LIT[A/B]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1a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PY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1b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SWP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1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HALT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1d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NOP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1e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J2 Sheet1.B5:Sheet1.B38 Sheet1.C5:Sheet1.J38 Sheet1.B4:Sheet1.J4">
            <calcext:condition calcext:apply-style-name="cf2" calcext:value="=0" calcext:base-cell-address="Sheet1.B2"/>
            <calcext:condition calcext:apply-style-name="cf3" calcext:value="=1" calcext:base-cell-address="Sheet1.B2"/>
            <calcext:condition calcext:apply-style-name="cf1" calcext:value="=&quot;x&quot;" calcext:base-cell-address="Sheet1.B2"/>
          </calcext:conditional-format>
        </calcext:conditional-formats>
      </table:table>
      <table:named-expressions/>
      <table:database-ranges>
        <table:database-range table:name="__Anonymous_Sheet_DB__0" table:target-range-address="Sheet1.A5:Sheet1.AMJ3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61" style:display-name="ConditionalStyle_61" style:family="table-cell" style:parent-style-name="Default" style:data-style-name="N0">
      <style:table-cell-properties fo:background-color="#bfbfbf" style:vertical-align="automat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69696" style:vertical-align="automatic"/>
    </style:style>
    <style:style style:name="Is0" style:family="table-cell" style:parent-style-name="Default" style:data-style-name="N0">
      <style:table-cell-properties fo:background-color="#b4c7dc" style:vertical-align="automatic"/>
    </style:style>
    <style:style style:name="Is1" style:family="table-cell" style:parent-style-name="Default" style:data-style-name="N0">
      <style:table-cell-properties fo:background-color="#b0d6ff" style:vertical-align="automatic"/>
    </style:style>
    <style:style style:name="IsX" style:family="table-cell" style:parent-style-name="Default" style:data-style-name="N0">
      <style:table-cell-properties fo:background-color="#dddddd" style:vertical-align="automatic"/>
    </style:style>
    <style:style style:name="cf1" style:family="table-cell" style:parent-style-name="Default">
      <style:table-cell-properties fo:background-color="#dddddd"/>
      <style:text-properties fo:color="#000000"/>
    </style:style>
    <style:style style:name="cf2" style:family="table-cell" style:parent-style-name="Default">
      <style:table-cell-properties fo:background-color="#b4c7dc"/>
      <style:text-properties fo:color="#000000"/>
    </style:style>
    <style:style style:name="cf3" style:family="table-cell" style:parent-style-name="Default">
      <style:table-cell-properties fo:background-color="#b0d6ff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3:58:04.2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5-01T10:50:09Z</meta:creation-date>
    <dc:date>2021-05-04T13:59:52.942000000</dc:date>
    <meta:editing-cycles>9</meta:editing-cycles>
    <meta:editing-duration>PT37M</meta:editing-duration>
    <meta:document-statistic meta:table-count="1" meta:cell-count="400" meta:object-count="0"/>
  </office:meta>
</office:document-meta>
</file>